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6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attr_orc_tier_5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 style:data-style-name="N2" text:time-value="17:29:19.0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1-05T20:58:56.464000000</dc:date>
    <meta:editing-duration>P1DT6H6M11S</meta:editing-duration>
    <meta:editing-cycles>139</meta:editing-cycles>
    <meta:document-statistic meta:table-count="2" meta:cell-count="6656" meta:object-count="0"/>
  </office:meta>
</office:document-meta>
</file>